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90B039EC43DF5F0223.png" manifest:media-type="image/png"/>
  <manifest:file-entry manifest:full-path="Pictures/100002010000032000000190E3AA1491A1B330EF.png" manifest:media-type="image/png"/>
  <manifest:file-entry manifest:full-path="Pictures/1000020100000320000001904F213DBCDA49F4F4.png" manifest:media-type="image/png"/>
  <manifest:file-entry manifest:full-path="Pictures/100002010000032000000190ADB008097FDA8932.png" manifest:media-type="image/png"/>
  <manifest:file-entry manifest:full-path="Pictures/10000201000003200000019006C5FE80EEC2E498.png" manifest:media-type="image/png"/>
  <manifest:file-entry manifest:full-path="Pictures/1000020100000320000001902F6B1F356F42FF3C.png" manifest:media-type="image/png"/>
  <manifest:file-entry manifest:full-path="Pictures/1000020100000320000001906B0CC2F1A555AC06.png" manifest:media-type="image/png"/>
  <manifest:file-entry manifest:full-path="Pictures/1000020100000320000001904FC59D035D7D496A.png" manifest:media-type="image/png"/>
  <manifest:file-entry manifest:full-path="Pictures/1000020100000320000001900387CAC9BE4DEA56.png" manifest:media-type="image/png"/>
  <manifest:file-entry manifest:full-path="Pictures/100002010000032000000190788929F6C2773E14.png" manifest:media-type="image/png"/>
  <manifest:file-entry manifest:full-path="Pictures/1000020100000320000001905E6DB91DB9045072.png" manifest:media-type="image/png"/>
  <manifest:file-entry manifest:full-path="Pictures/1000020100000320000001903B17108DB599469D.png" manifest:media-type="image/png"/>
  <manifest:file-entry manifest:full-path="Pictures/100002010000032000000190C51A11A2DFCFF666.png" manifest:media-type="image/png"/>
  <manifest:file-entry manifest:full-path="Pictures/100002010000032000000190AE930AB04DCDBDE2.png" manifest:media-type="image/png"/>
  <manifest:file-entry manifest:full-path="Pictures/1000020100000320000001909ADE1FD37B42A158.png" manifest:media-type="image/png"/>
  <manifest:file-entry manifest:full-path="Pictures/100002010000032000000190C7EB4807854BEAE4.png" manifest:media-type="image/png"/>
  <manifest:file-entry manifest:full-path="Pictures/1000020100000320000001907BBFEBFF008D96F8.png" manifest:media-type="image/png"/>
  <manifest:file-entry manifest:full-path="Pictures/1000020100000320000001901881181B9AE9DCBD.png" manifest:media-type="image/png"/>
  <manifest:file-entry manifest:full-path="Pictures/100002010000032000000190D8716371653FF437.png" manifest:media-type="image/png"/>
  <manifest:file-entry manifest:full-path="Pictures/100002010000032000000190520DF69D43551262.png" manifest:media-type="image/png"/>
  <manifest:file-entry manifest:full-path="Pictures/100002010000032000000190EF2712D678220BAA.png" manifest:media-type="image/png"/>
  <manifest:file-entry manifest:full-path="Pictures/100002010000032000000190ABAEC4D202BB3424.png" manifest:media-type="image/png"/>
  <manifest:file-entry manifest:full-path="Pictures/100002010000032000000190C547D9990D2A9723.png" manifest:media-type="image/png"/>
  <manifest:file-entry manifest:full-path="Pictures/1000020100000320000001901D9F71B3BEF5A29D.png" manifest:media-type="image/png"/>
  <manifest:file-entry manifest:full-path="Pictures/100002010000032000000190666734BE83847B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0.159cm" svg:x="39.608cm" svg:y="26.401cm">
          <draw:image xlink:href="Pictures/1000020100000320000001905E6DB91DB9045072.png" xlink:type="simple" xlink:show="embed" xlink:actuate="onLoad">
            <text:p/>
          </draw:image>
        </draw:frame>
        <draw:frame draw:style-name="gr1" draw:text-style-name="P1" draw:layer="layout" svg:width="20.319cm" svg:height="10.159cm" svg:x="57.26cm" svg:y="26.656cm">
          <draw:image xlink:href="Pictures/100002010000032000000190AE930AB04DCDBDE2.png" xlink:type="simple" xlink:show="embed" xlink:actuate="onLoad">
            <text:p/>
          </draw:image>
        </draw:frame>
        <draw:frame draw:style-name="gr1" draw:text-style-name="P1" draw:layer="layout" svg:width="20.319cm" svg:height="10.159cm" svg:x="76.056cm" svg:y="25.893cm">
          <draw:image xlink:href="Pictures/1000020100000320000001907BBFEBFF008D96F8.png" xlink:type="simple" xlink:show="embed" xlink:actuate="onLoad">
            <text:p/>
          </draw:image>
        </draw:frame>
        <draw:frame draw:style-name="gr1" draw:text-style-name="P1" draw:layer="layout" svg:width="20.319cm" svg:height="10.159cm" svg:x="95.996cm" svg:y="26.401cm">
          <draw:image xlink:href="Pictures/1000020100000320000001900387CAC9BE4DEA56.png" xlink:type="simple" xlink:show="embed" xlink:actuate="onLoad">
            <text:p/>
          </draw:image>
        </draw:frame>
        <draw:frame draw:style-name="gr1" draw:text-style-name="P1" draw:layer="layout" svg:width="20.319cm" svg:height="10.159cm" svg:x="39.734cm" svg:y="37.07cm">
          <draw:image xlink:href="Pictures/1000020100000320000001904FC59D035D7D496A.png" xlink:type="simple" xlink:show="embed" xlink:actuate="onLoad">
            <text:p/>
          </draw:image>
        </draw:frame>
        <draw:frame draw:style-name="gr1" draw:text-style-name="P1" draw:layer="layout" svg:width="20.319cm" svg:height="10.159cm" svg:x="57.769cm" svg:y="37.323cm">
          <draw:image xlink:href="Pictures/100002010000032000000190C547D9990D2A9723.png" xlink:type="simple" xlink:show="embed" xlink:actuate="onLoad">
            <text:p/>
          </draw:image>
        </draw:frame>
        <draw:frame draw:style-name="gr1" draw:text-style-name="P1" draw:layer="layout" svg:width="20.319cm" svg:height="10.159cm" svg:x="77.073cm" svg:y="37.069cm">
          <draw:image xlink:href="Pictures/1000020100000320000001901881181B9AE9DCBD.png" xlink:type="simple" xlink:show="embed" xlink:actuate="onLoad">
            <text:p/>
          </draw:image>
        </draw:frame>
        <draw:frame draw:style-name="gr1" draw:text-style-name="P1" draw:layer="layout" svg:width="20.319cm" svg:height="10.159cm" svg:x="96.885cm" svg:y="36.688cm">
          <draw:image xlink:href="Pictures/1000020100000320000001901D9F71B3BEF5A29D.png" xlink:type="simple" xlink:show="embed" xlink:actuate="onLoad">
            <text:p/>
          </draw:image>
        </draw:frame>
        <draw:frame draw:style-name="gr1" draw:text-style-name="P1" draw:layer="layout" svg:width="20.319cm" svg:height="10.159cm" svg:x="68.438cm" svg:y="67.802cm">
          <draw:image xlink:href="Pictures/100002010000032000000190C51A11A2DFCFF666.png" xlink:type="simple" xlink:show="embed" xlink:actuate="onLoad">
            <text:p/>
          </draw:image>
        </draw:frame>
        <draw:frame draw:style-name="gr1" draw:text-style-name="P1" draw:layer="layout" svg:width="20.319cm" svg:height="10.159cm" svg:x="95.996cm" svg:y="16.113cm">
          <draw:image xlink:href="Pictures/100002010000032000000190D8716371653FF437.png" xlink:type="simple" xlink:show="embed" xlink:actuate="onLoad">
            <text:p/>
          </draw:image>
        </draw:frame>
        <draw:frame draw:style-name="gr1" draw:text-style-name="P1" draw:layer="layout" svg:width="20.319cm" svg:height="10.159cm" svg:x="76.184cm" svg:y="16.24cm">
          <draw:image xlink:href="Pictures/1000020100000320000001903B17108DB599469D.png" xlink:type="simple" xlink:show="embed" xlink:actuate="onLoad">
            <text:p/>
          </draw:image>
        </draw:frame>
        <draw:frame draw:style-name="gr1" draw:text-style-name="P1" draw:layer="layout" svg:width="20.319cm" svg:height="10.159cm" svg:x="57.262cm" svg:y="16.495cm">
          <draw:image xlink:href="Pictures/100002010000032000000190788929F6C2773E14.png" xlink:type="simple" xlink:show="embed" xlink:actuate="onLoad">
            <text:p/>
          </draw:image>
        </draw:frame>
        <draw:frame draw:style-name="gr1" draw:text-style-name="P1" draw:layer="layout" svg:width="20.319cm" svg:height="10.159cm" svg:x="39.355cm" svg:y="16.241cm">
          <draw:image xlink:href="Pictures/100002010000032000000190520DF69D43551262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0.319cm" svg:height="10.159cm" svg:x="91.932cm" svg:y="40.243cm">
          <draw:image xlink:href="Pictures/100002010000032000000190EF2712D678220BAA.png" xlink:type="simple" xlink:show="embed" xlink:actuate="onLoad">
            <text:p/>
          </draw:image>
        </draw:frame>
        <draw:frame draw:style-name="gr1" draw:text-style-name="P1" draw:layer="layout" svg:width="20.319cm" svg:height="10.159cm" svg:x="73.009cm" svg:y="40.243cm">
          <draw:image xlink:href="Pictures/100002010000032000000190666734BE83847BCC.png" xlink:type="simple" xlink:show="embed" xlink:actuate="onLoad">
            <text:p/>
          </draw:image>
        </draw:frame>
        <draw:frame draw:style-name="gr1" draw:text-style-name="P1" draw:layer="layout" svg:width="20.319cm" svg:height="10.159cm" svg:x="54.086cm" svg:y="40.116cm">
          <draw:image xlink:href="Pictures/1000020100000320000001909ADE1FD37B42A158.png" xlink:type="simple" xlink:show="embed" xlink:actuate="onLoad">
            <text:p/>
          </draw:image>
        </draw:frame>
        <draw:frame draw:style-name="gr1" draw:text-style-name="P1" draw:layer="layout" svg:width="20.319cm" svg:height="10.159cm" svg:x="36.307cm" svg:y="40.117cm">
          <draw:image xlink:href="Pictures/100002010000032000000190C7EB4807854BEAE4.png" xlink:type="simple" xlink:show="embed" xlink:actuate="onLoad">
            <text:p/>
          </draw:image>
        </draw:frame>
        <draw:frame draw:style-name="gr1" draw:text-style-name="P1" draw:layer="layout" svg:width="20.319cm" svg:height="10.159cm" svg:x="92.059cm" svg:y="52.817cm">
          <draw:image xlink:href="Pictures/1000020100000320000001906B0CC2F1A555AC06.png" xlink:type="simple" xlink:show="embed" xlink:actuate="onLoad">
            <text:p/>
          </draw:image>
        </draw:frame>
        <draw:frame draw:style-name="gr1" draw:text-style-name="P1" draw:layer="layout" svg:width="20.319cm" svg:height="10.159cm" svg:x="73.39cm" svg:y="52.817cm">
          <draw:image xlink:href="Pictures/1000020100000320000001902F6B1F356F42FF3C.png" xlink:type="simple" xlink:show="embed" xlink:actuate="onLoad">
            <text:p/>
          </draw:image>
        </draw:frame>
        <draw:frame draw:style-name="gr1" draw:text-style-name="P1" draw:layer="layout" svg:width="20.319cm" svg:height="10.159cm" svg:x="54.341cm" svg:y="52.689cm">
          <draw:image xlink:href="Pictures/10000201000003200000019006C5FE80EEC2E498.png" xlink:type="simple" xlink:show="embed" xlink:actuate="onLoad">
            <text:p/>
          </draw:image>
        </draw:frame>
        <draw:frame draw:style-name="gr1" draw:text-style-name="P1" draw:layer="layout" svg:width="20.319cm" svg:height="10.159cm" svg:x="36.053cm" svg:y="52.689cm">
          <draw:image xlink:href="Pictures/1000020100000320000001904F213DBCDA49F4F4.png" xlink:type="simple" xlink:show="embed" xlink:actuate="onLoad">
            <text:p/>
          </draw:image>
        </draw:frame>
        <draw:frame draw:style-name="gr1" draw:text-style-name="P1" draw:layer="layout" svg:width="20.319cm" svg:height="10.159cm" svg:x="88.123cm" svg:y="0.619cm">
          <draw:image xlink:href="Pictures/100002010000032000000190ABAEC4D202BB3424.png" xlink:type="simple" xlink:show="embed" xlink:actuate="onLoad">
            <text:p/>
          </draw:image>
        </draw:frame>
        <draw:frame draw:style-name="gr1" draw:text-style-name="P1" draw:layer="layout" svg:width="20.319cm" svg:height="10.159cm" svg:x="69.326cm" svg:y="0.747cm">
          <draw:image xlink:href="Pictures/100002010000032000000190E3AA1491A1B330EF.png" xlink:type="simple" xlink:show="embed" xlink:actuate="onLoad">
            <text:p/>
          </draw:image>
        </draw:frame>
        <draw:frame draw:style-name="gr1" draw:text-style-name="P1" draw:layer="layout" svg:width="20.319cm" svg:height="10.159cm" svg:x="50.023cm" svg:y="0.874cm">
          <draw:image xlink:href="Pictures/100002010000032000000190B039EC43DF5F0223.png" xlink:type="simple" xlink:show="embed" xlink:actuate="onLoad">
            <text:p/>
          </draw:image>
        </draw:frame>
        <draw:frame draw:style-name="gr1" draw:text-style-name="P1" draw:layer="layout" svg:width="20.319cm" svg:height="10.159cm" svg:x="31.258cm" svg:y="0.924cm">
          <draw:image xlink:href="Pictures/100002010000032000000190ADB008097FDA89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18:36.738424396</meta:creation-date>
    <meta:editing-duration>PT2M58S</meta:editing-duration>
    <meta:editing-cycles>2</meta:editing-cycles>
    <meta:generator>LibreOffice/6.0.7.3$Linux_X86_64 LibreOffice_project/00m0$Build-3</meta:generator>
    <dc:date>2020-03-24T18:19:50.175510114</dc:date>
    <meta:document-statistic meta:object-count="25"/>
  </office:meta>
</office:document-meta>
</file>